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 style:list-style-name="L1">
      <style:text-properties officeooo:rsid="000d9985" officeooo:paragraph-rsid="000d9985"/>
    </style:style>
    <style:style style:name="P2" style:family="paragraph" style:parent-style-name="Subtitle">
      <style:text-properties officeooo:rsid="000d9985" officeooo:paragraph-rsid="000d9985"/>
    </style:style>
    <style:style style:name="P3" style:family="paragraph" style:parent-style-name="Subtitle" style:list-style-name="L1">
      <style:text-properties officeooo:rsid="000e26f5" officeooo:paragraph-rsid="000e26f5"/>
    </style:style>
    <style:style style:name="P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c07c4" style:text-blinking="false" fo:background-color="transparent"/>
    </style:style>
    <style:style style:name="P5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da1fd" style:text-blinking="false" fo:background-color="transparent"/>
    </style:style>
    <style:style style:name="P6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07c4" officeooo:paragraph-rsid="000c07c4" style:text-blinking="false" fo:background-color="transparent" style:font-weight-asian="normal" style:font-weight-complex="normal"/>
    </style:style>
    <style:style style:name="P7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07c4" officeooo:paragraph-rsid="000da1fd" style:text-blinking="false" fo:background-color="transparent" style:font-weight-asian="normal" style:font-weight-complex="normal"/>
    </style:style>
    <style:style style:name="P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07c4" officeooo:paragraph-rsid="000c07c4" style:text-blinking="false" fo:background-color="transparent"/>
    </style:style>
    <style:style style:name="P9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c07c4" officeooo:paragraph-rsid="000da1fd" style:text-blinking="false" fo:background-color="transparent"/>
    </style:style>
    <style:style style:name="P10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985" officeooo:paragraph-rsid="000d9985" style:text-blinking="false" fo:background-color="transparent"/>
    </style:style>
    <style:style style:name="P11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9985" officeooo:paragraph-rsid="000da1fd" style:text-blinking="false" fo:background-color="transparent"/>
    </style:style>
    <style:style style:name="P12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a1fd" officeooo:paragraph-rsid="000da1fd" style:text-blinking="false" fo:background-color="transparent"/>
    </style:style>
    <style:style style:name="P13" style:family="paragraph" style:parent-style-name="Text_20_body" style:list-style-name="L1">
      <style:text-properties officeooo:rsid="00102580" officeooo:paragraph-rsid="00102580"/>
    </style:style>
    <style:style style:name="P14" style:family="paragraph" style:parent-style-name="Text_20_body" style:list-style-name="L1">
      <style:text-properties officeooo:rsid="0012dfbb" officeooo:paragraph-rsid="0012dfbb"/>
    </style:style>
    <style:style style:name="P15" style:family="paragraph" style:parent-style-name="Text_20_body">
      <style:text-properties officeooo:rsid="0012dfbb" officeooo:paragraph-rsid="0012dfbb"/>
    </style:style>
    <style:style style:name="P16" style:family="paragraph" style:parent-style-name="Text_20_body">
      <style:text-properties officeooo:rsid="00165197" officeooo:paragraph-rsid="00165197"/>
    </style:style>
    <style:style style:name="P17" style:family="paragraph" style:parent-style-name="Text_20_body">
      <style:text-properties officeooo:rsid="00175944" officeooo:paragraph-rsid="0019c803"/>
    </style:style>
    <style:style style:name="P18" style:family="paragraph" style:parent-style-name="Text_20_body">
      <style:text-properties officeooo:rsid="0019c803" officeooo:paragraph-rsid="0019c803"/>
    </style:style>
    <style:style style:name="P19" style:family="paragraph" style:parent-style-name="Text_20_body">
      <style:text-properties officeooo:rsid="0019d9b8" officeooo:paragraph-rsid="0019d9b8"/>
    </style:style>
    <style:style style:name="P20" style:family="paragraph" style:parent-style-name="Text_20_body">
      <style:text-properties officeooo:rsid="001a911c" officeooo:paragraph-rsid="001a911c"/>
    </style:style>
    <style:style style:name="P21" style:family="paragraph" style:parent-style-name="Text_20_body">
      <style:text-properties officeooo:rsid="001c8c09" officeooo:paragraph-rsid="001c8c09"/>
    </style:style>
    <style:style style:name="P22" style:family="paragraph" style:parent-style-name="Text_20_body">
      <style:text-properties officeooo:rsid="001d4c30" officeooo:paragraph-rsid="001d4c30"/>
    </style:style>
    <style:style style:name="P23" style:family="paragraph" style:parent-style-name="Text_20_body">
      <style:text-properties officeooo:rsid="001d4c30" officeooo:paragraph-rsid="001f2bda"/>
    </style:style>
    <style:style style:name="P24" style:family="paragraph" style:parent-style-name="Text_20_body">
      <style:text-properties officeooo:rsid="001f2bda" officeooo:paragraph-rsid="001f2bda"/>
    </style:style>
    <style:style style:name="P25" style:family="paragraph" style:parent-style-name="Text_20_body">
      <style:text-properties fo:font-weight="normal" officeooo:rsid="0021282c" officeooo:paragraph-rsid="0021282c" style:font-weight-asian="normal" style:font-weight-complex="normal"/>
    </style:style>
    <style:style style:name="T1" style:family="text">
      <style:text-properties officeooo:rsid="000d9985"/>
    </style:style>
    <style:style style:name="T2" style:family="text">
      <style:text-properties officeooo:rsid="000da1fd"/>
    </style:style>
    <style:style style:name="T3" style:family="text">
      <style:text-properties officeooo:rsid="0014bc23"/>
    </style:style>
    <style:style style:name="T4" style:family="text">
      <style:text-properties officeooo:rsid="0019c803"/>
    </style:style>
    <style:style style:name="T5" style:family="text">
      <style:text-properties officeooo:rsid="0019d9b8"/>
    </style:style>
    <style:style style:name="T6" style:family="text">
      <style:text-properties officeooo:rsid="001a911c"/>
    </style:style>
    <style:style style:name="T7" style:family="text">
      <style:text-properties officeooo:rsid="001c8c09"/>
    </style:style>
    <style:style style:name="T8" style:family="text">
      <style:text-properties officeooo:rsid="001d4c30"/>
    </style:style>
    <style:style style:name="T9" style:family="text">
      <style:text-properties officeooo:rsid="001f2bda"/>
    </style:style>
    <style:style style:name="T10" style:family="text">
      <style:text-properties fo:font-weight="bold" officeooo:rsid="001f2bda" style:font-weight-asian="bold" style:font-weight-complex="bold"/>
    </style:style>
    <style:style style:name="T11" style:family="text">
      <style:text-properties officeooo:rsid="0021d66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baording Flow</text:p>
      <text:list xml:id="list2899932251" text:style-name="L1">
        <text:list-item>
          <text:p text:style-name="P6"><text:bookmark text:name="docs-internal-guid-596a569c-7fff-ab30-a18a-9730d1cb6680"/>Bank fetches all new credit accounts that are in bank's DB</text:p>
        </text:list-item>
        <text:list-item>
          <text:p text:style-name="P4">Bank creates a file with all new accounts</text:p>
        </text:list-item>
        <text:list-item>
          <text:p text:style-name="P4">Bank uploads the file to SFTP</text:p>
        </text:list-item>
        <text:list-item>
          <text:p text:style-name="P8">AllSpark will initiates the process</text:p>
        </text:list-item>
        <text:list-item>
          <text:p text:style-name="P8">All Spark will download the file from SFTP derypts it and upload the file to S3 and create a S3 link</text:p>
        </text:list-item>
        <text:list-item>
          <text:p text:style-name="P8">After that All Spark will create a job for Jetfire using the Configuration ID and S3 link</text:p>
        </text:list-item>
        <text:list-item>
          <text:p text:style-name="P8">Jetfire download the file from S3 read the file and makes an API call to Allspark.</text:p>
        </text:list-item>
        <text:list-item>
          <text:p text:style-name="P8">Allspark will receives the API request performs validations checks, and forwards the request to Ironbank to create customer card and account records.</text:p>
        </text:list-item>
        <text:list-item>
          <text:p text:style-name="P8">Ironbank perform the remains task it will create or find the existing records for customer card and account.</text:p>
        </text:list-item>
        <text:list-item>
          <text:p text:style-name="P8">If the new record is to be create then after saving the record it will publish the data to the Grimlock by using the kafka <text:span text:style-name="T1">and topic.</text:span></text:p>
        </text:list-item>
        <text:list-item>
          <text:p text:style-name="P10">Grimlock will also save the record my create it into the grimlock db.</text:p>
        </text:list-item>
        <text:list-item>
          <text:p text:style-name="P10">After all that ironbank will create the accountId to the all Spack .</text:p>
        </text:list-item>
        <text:list-item>
          <text:p text:style-name="P10">All spark will using that accountId to create the auCardApplication. </text:p>
        </text:list-item>
        <text:list-item>
          <text:p text:style-name="P10">In the end it will return the success or failaure response according to the all process.</text:p>
          <text:p text:style-name="P1">Lounge Statement</text:p>
        </text:list-item>
        <text:list-item>
          <text:p text:style-name="P7"><text:bookmark text:name="docs-internal-guid-596a569c-7fff-ab30-a18a-9730d1cb66801"/>Bank fetches all new credit accounts that are in bank's DB</text:p>
        </text:list-item>
        <text:list-item>
          <text:p text:style-name="P5">Bank creates a file with all new accounts</text:p>
        </text:list-item>
        <text:list-item>
          <text:p text:style-name="P11">Bank uploads the file to SFTP</text:p>
        </text:list-item>
        <text:list-item>
          <text:p text:style-name="P12">Grimlock will initiates the process</text:p>
        </text:list-item>
        <text:list-item>
          <text:p text:style-name="P9"><text:span text:style-name="T2">Grimlock </text:span>will download the file from SFTP derypts it and upload the file to S3 and create a S3 link</text:p>
        </text:list-item>
        <text:list-item>
          <text:p text:style-name="P9">After that <text:span text:style-name="T2">Grimlock</text:span> will create a job for Jetfire using the Configuration ID and S3 link</text:p>
        </text:list-item>
        <text:list-item>
          <text:p text:style-name="P9">Jetfire download the file from S3 read the file and makes an API call to <text:span text:style-name="T2">Grimlock</text:span>.</text:p>
        </text:list-item>
        <text:list-item>
          <text:p text:style-name="P12">Grimlock will do the validation for the request body which is send by the jetfire and start the next process.</text:p>
        </text:list-item>
        <text:list-item>
          <text:p text:style-name="P12">Then Grimlock will fetch all the details using the fields from the request and create the loungeStatement aslo save the loungeStatement.</text:p>
        </text:list-item>
        <text:list-item>
          <text:p text:style-name="P12">As loungeStatement is saved it will update the lounge details like visited quota , visit left and also save the updated record.</text:p>
        </text:list-item>
        <text:list-item>
          <text:p text:style-name="P12">Once everything is saved it will create the response either as success or failure.</text:p>
          <text:p text:style-name="P3"><text:soft-page-break/>Aggregate Summary</text:p>
        </text:list-item>
        <text:list-item>
          <text:p text:style-name="P13">This will provide the summary about the repective benefit type according to the request.</text:p>
        </text:list-item>
        <text:list-item>
          <text:p text:style-name="P13">It will take some details from the user like accoundId and a tag that will represent the benefit type for which aggregate summary to be generated.</text:p>
        </text:list-item>
        <text:list-item>
          <text:p text:style-name="P13">It will filter out the details related to the particular tag that is requested.</text:p>
        </text:list-item>
        <text:list-item>
          <text:p text:style-name="P14">And return the list of different <text:span text:style-name="T3">aggregate response will contains the data like the account id , tag, status, and other meta data which is set according to the tag in the case of lounge it contains the total visits , price and availed visits as all and return that as resposne to the user.<text:line-break/><text:line-break/>In the case of rewards it will contains the data like if the rewards is redeemed , lapsed, balance and accrued.</text:span></text:p>
        </text:list-item>
      </text:list>
      <text:p text:style-name="P15"/>
      <text:p text:style-name="P15"/>
      <text:p text:style-name="P16">Understanding the temp..</text:p>
      <text:p text:style-name="P16"><text:line-break/><text:line-break/>Intro:- what is onboarding flow and what is actually happening in the onboarding flow.</text:p>
      <text:p text:style-name="P16">Feature:- Onboarding what is onboard how it works when it happen for how it happening.</text:p>
      <text:p text:style-name="P16">Component Diagram :- diagram....</text:p>
      <text:p text:style-name="P16">Details of Different Components:</text:p>
      <text:p text:style-name="P16">Like AllSpark , Grimlock, IronBank, Bank to SFTP, S3, Jetfire </text:p>
      <text:p text:style-name="P17">Mention about the components <text:line-break/><text:line-break/><text:span text:style-name="T6">=-=-=-=-=-=-=-=-=-=-=-=-=-=-=-=-=-=-=-=-=-=-=-=-=-=-=-=-=-=-=-=-=-=-=-=-=-=-=-=-=-=-=-=</text:span><text:line-break/><text:line-break/><text:span text:style-name="T4">Firstly bank share a file to SFTP server . </text:span></text:p>
      <text:p text:style-name="P17"><text:span text:style-name="T4">Then there is a cron Schecduler in the grimlock component that a corn that will run ever 15 minutes. </text:span></text:p>
      <text:p text:style-name="P17"><text:span text:style-name="T4">The grimlock will start it service . </text:span></text:p>
      <text:p text:style-name="P17"><text:span text:style-name="T4">Firstly it will fetch all the files with the similar name and then process the latest files. </text:span></text:p>
      <text:p text:style-name="P17"><text:span text:style-name="T4">It will download the SFTP file using the file path and decrypt it. </text:span></text:p>
      <text:p text:style-name="P17"><text:span text:style-name="T4">After downloading it will create a bucket in S3 and upload the file there and generate a url for the bucket.</text:span></text:p>
      <text:p text:style-name="P18">Once the url is create it will create a job by using the filetype and S3 url <text:span text:style-name="T5">then it will invoke the api in the jetfire component.</text:span></text:p>
      <text:p text:style-name="P19">Jetfire will start it’s work form here.</text:p>
      <text:p text:style-name="P19"><text:soft-page-break/>Firstly jetfire will fetch the job type id then it will create a job using the jobtype id and the S3 url will was uploaded earilar on S3 service.</text:p>
      <text:p text:style-name="P19">Then this job will be used to publish an event by using kafka component.</text:p>
      <text:p text:style-name="P19">And this event publish will invoke the onboarding api on grimlock.</text:p>
      <text:p text:style-name="P19"><text:line-break/><text:line-break/>Grimlock will take the data and start the validation process for all the fields of the request body.</text:p>
      <text:p text:style-name="P20">Once the validation is completed sucessfully it will take the logo and create a key to get the value on the redisCache .<text:line-break/>If the value is not fould it will create a new request and fetch the value from the AppConfigService.</text:p>
      <text:p text:style-name="P20">And then it will update the value and then the key value will be set in the rediscache Service<text:line-break/><text:line-break/><text:line-break/><text:line-break/><text:line-break/><text:line-break/><text:line-break/><text:span text:style-name="T7">=-=-=-=-=-=-=-=-=-=-=-=-=-=-=-=-=-=-=-=--=--=-=-=-=-=-=-=-=-=-=-=-=-=-=-=-=-=-=-=-=-=-=-=</text:span></text:p>
      <text:p text:style-name="P21">Hyperface help the bank to launch there co brand credit card.</text:p>
      <text:p text:style-name="P21">First set to onboarding ....</text:p>
      <text:p text:style-name="P21">How the customer will be onboard on the hyperface.</text:p>
      <text:p text:style-name="P21">2 things </text:p>
      <text:p text:style-name="P21">1-&gt; <text:span text:style-name="T8">Stand alone aaplications for the banks</text:span>.</text:p>
      <text:p text:style-name="P21">2-&gt; there is co brand is involve.</text:p>
      <text:p text:style-name="P21"/>
      <text:p text:style-name="P21">Step 1 customer onboarding</text:p>
      <text:p text:style-name="P22">Card management service. (Creating the card,customer, account)_Ironbank</text:p>
      <text:p text:style-name="P22">AllSpark-&gt; Onboarding service</text:p>
      <text:p text:style-name="P22">Grimlock -&gt; Integration layer between the bank and the serivces. Basically it’s connected to the bank api request.</text:p>
      <text:p text:style-name="P22">Jetfire-&gt; For file processing .</text:p>
      <text:p text:style-name="P22"/>
      <text:p text:style-name="P22">-=-=-=-=-=-=-=-= <text:line-break/>Cbcc-&gt; Onboading can be done from two ways.</text:p>
      <text:p text:style-name="P22">By co brand and the bank also....</text:p>
      <text:p text:style-name="P22">Example we can apply the card from the amazon and the icici bank site also.</text:p>
      <text:p text:style-name="P22"><text:soft-page-break/>Customer is onboarding to the bank in case of indigo...</text:p>
      <text:p text:style-name="P22">ABCL it goes through the hyperface system.</text:p>
      <text:p text:style-name="P22">Every onboarding will end on bank website and it will approve the card application and they will create the customer , card and account of there db.</text:p>
      <text:p text:style-name="P22">Know be need the data on over cbl then they will send the data either by file or api call.</text:p>
      <text:p text:style-name="P24">They will send the data to ironbank and that have the information about the service which it needed to be called that is called reverse proxy.</text:p>
      <text:p text:style-name="P22">-------------------------------------------------------</text:p>
      <text:p text:style-name="P24">CHD:- it’s a file base ....</text:p>
      <text:p text:style-name="P24">The file will send to SFTP server...</text:p>
      <text:p text:style-name="P24">Some interval that file and process the file the jetfire will come into the picture then file is process.</text:p>
      <text:p text:style-name="P23"><text:line-break/><text:span text:style-name="T9">Jetfire the create the job and the job <text:line-break/></text:span><text:span text:style-name="T10">PWA- progressive web application.</text:span></text:p>
      <text:p text:style-name="P25">=-=-=-=-=-=-=-=-=-=-=-=-=-=-=-=-=-=-=-=-=-=-=-=-=-=-=-=-=-=-=-=-=-=-=-=-=-=-=-=-=-=-=-=-=</text:p>
      <text:p text:style-name="P25">Unit testing <text:line-break/><text:line-break/><text:line-break/><text:span text:style-name="T11">Write the test for each fail response and in the end for the success response.<text:line-break/><text:line-break/>Write for all the case for each fail and success response.<text:line-break/><text:line-break/>We have to mock the mock the resoponse rathen then calling the endpoint.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37:45.218318998</meta:creation-date>
    <meta:editing-duration>P3DT1H30M40S</meta:editing-duration>
    <meta:editing-cycles>2</meta:editing-cycles>
    <meta:generator>LibreOffice/7.3.7.2$Linux_X86_64 LibreOffice_project/30$Build-2</meta:generator>
    <dc:date>2024-04-20T18:48:14.793268322</dc:date>
    <meta:document-statistic meta:table-count="0" meta:image-count="0" meta:object-count="0" meta:page-count="4" meta:paragraph-count="78" meta:word-count="1126" meta:character-count="6412" meta:non-whitespace-character-count="5367"/>
  </office:meta>
</office:document-meta>
</file>